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4c" officeooo:paragraph-rsid="0010e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se</text:p>
      <text:p text:style-name="P1"/>
      <text:p text:style-name="P1">by sophyphreak aka senile ch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44:37.205413375</meta:creation-date>
    <dc:date>2019-10-22T00:45:22.062648074</dc:date>
    <meta:editing-duration>PT45S</meta:editing-duration>
    <meta:editing-cycles>1</meta:editing-cycles>
    <meta:document-statistic meta:table-count="0" meta:image-count="0" meta:object-count="0" meta:page-count="1" meta:paragraph-count="2" meta:word-count="6" meta:character-count="36" meta:non-whitespace-character-count="32"/>
    <meta:generator>LibreOffice/6.1.6.3$Linux_X86_64 LibreOffice_project/5896ab1714085361c45cf540f76f60673dd96a72</meta:generator>
  </office:meta>
</office:document-meta>
</file>